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Instruction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Instruction.ProcessingInstruction( Locator location ,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gInstructio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Instruction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